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57351b" officeooo:paragraph-rsid="00098a0c" style:font-weight-asian="normal" style:font-weight-complex="normal"/>
    </style:style>
    <style:style style:name="P2" style:family="paragraph" style:parent-style-name="Text_20_body">
      <style:text-properties fo:font-weight="normal" officeooo:rsid="00180a85" officeooo:paragraph-rsid="00098a0c" style:font-weight-asian="normal" style:font-weight-complex="normal"/>
    </style:style>
    <style:style style:name="P3" style:family="paragraph" style:parent-style-name="Text_20_body">
      <style:text-properties fo:font-weight="normal" officeooo:rsid="00180a85" officeooo:paragraph-rsid="0011966e" style:font-weight-asian="normal" style:font-weight-complex="normal"/>
    </style:style>
    <style:style style:name="P4" style:family="paragraph" style:parent-style-name="Text_20_body">
      <style:text-properties fo:font-weight="normal" officeooo:rsid="00180a85" officeooo:paragraph-rsid="0012d6bc" style:font-weight-asian="normal" style:font-weight-complex="normal"/>
    </style:style>
    <style:style style:name="P5" style:family="paragraph" style:parent-style-name="Text_20_body">
      <style:text-properties fo:font-weight="normal" officeooo:rsid="00622313" officeooo:paragraph-rsid="00098a0c" style:font-weight-asian="normal" style:font-weight-complex="normal"/>
    </style:style>
    <style:style style:name="P6" style:family="paragraph" style:parent-style-name="Text_20_body">
      <style:text-properties fo:font-weight="normal" officeooo:rsid="006040e2" officeooo:paragraph-rsid="00098a0c" style:font-weight-asian="normal" style:font-weight-complex="normal"/>
    </style:style>
    <style:style style:name="P7" style:family="paragraph" style:parent-style-name="Text_20_body">
      <style:text-properties fo:font-weight="normal" officeooo:rsid="000b7c61" officeooo:paragraph-rsid="000b7c61" style:font-weight-asian="normal" style:font-weight-complex="normal"/>
    </style:style>
    <style:style style:name="P8" style:family="paragraph" style:parent-style-name="Text_20_body">
      <style:text-properties fo:font-weight="normal" officeooo:rsid="000ca388" officeooo:paragraph-rsid="000ca388" style:font-weight-asian="normal" style:font-weight-complex="normal"/>
    </style:style>
    <style:style style:name="P9" style:family="paragraph" style:parent-style-name="Text_20_body">
      <style:text-properties fo:font-weight="normal" officeooo:rsid="0054d40b" officeooo:paragraph-rsid="0011966e" style:font-weight-asian="normal" style:font-weight-complex="normal"/>
    </style:style>
    <style:style style:name="P10" style:family="paragraph" style:parent-style-name="Text_20_body">
      <style:text-properties fo:font-weight="normal" officeooo:rsid="00315c25" officeooo:paragraph-rsid="00098a0c" style:font-weight-asian="normal" style:font-weight-complex="normal"/>
    </style:style>
    <style:style style:name="P11" style:family="paragraph" style:parent-style-name="Text_20_body">
      <style:text-properties fo:font-weight="bold" officeooo:rsid="00180a85" officeooo:paragraph-rsid="00098a0c" style:font-weight-asian="bold" style:font-weight-complex="bold"/>
    </style:style>
    <style:style style:name="P12" style:family="paragraph" style:parent-style-name="Text_20_body">
      <style:text-properties fo:font-weight="bold" officeooo:rsid="005cca13" officeooo:paragraph-rsid="00098a0c" style:font-weight-asian="bold" style:font-weight-complex="bold"/>
    </style:style>
    <style:style style:name="P13" style:family="paragraph" style:parent-style-name="Text_20_body">
      <style:text-properties fo:font-weight="bold" officeooo:rsid="00622313" officeooo:paragraph-rsid="00098a0c" style:font-weight-asian="bold" style:font-weight-complex="bold"/>
    </style:style>
    <style:style style:name="P14" style:family="paragraph" style:parent-style-name="Text_20_body">
      <style:text-properties fo:font-weight="bold" officeooo:rsid="0057351b" officeooo:paragraph-rsid="00098a0c" style:font-weight-asian="bold" style:font-weight-complex="bold"/>
    </style:style>
    <style:style style:name="P15" style:family="paragraph" style:parent-style-name="Text_20_body">
      <style:text-properties fo:font-weight="bold" officeooo:rsid="0054d40b" officeooo:paragraph-rsid="000a736e" style:font-weight-asian="bold" style:font-weight-complex="bold"/>
    </style:style>
    <style:style style:name="P16" style:family="paragraph" style:parent-style-name="Text_20_body">
      <style:text-properties fo:font-weight="bold" officeooo:rsid="0054d40b" officeooo:paragraph-rsid="00098a0c" style:font-weight-asian="bold" style:font-weight-complex="bold"/>
    </style:style>
    <style:style style:name="P17" style:family="paragraph" style:parent-style-name="Text_20_body">
      <style:text-properties fo:font-weight="bold" officeooo:rsid="00109945" officeooo:paragraph-rsid="00109945" style:font-weight-asian="bold" style:font-weight-complex="bold"/>
    </style:style>
    <style:style style:name="P18" style:family="paragraph" style:parent-style-name="Text_20_body" style:list-style-name="L1">
      <style:text-properties fo:font-weight="normal" officeooo:rsid="0052a87d" officeooo:paragraph-rsid="00098a0c" style:font-weight-asian="normal" style:font-weight-complex="normal"/>
    </style:style>
    <style:style style:name="P19" style:family="paragraph" style:parent-style-name="Text_20_body" style:list-style-name="L2">
      <style:text-properties fo:font-weight="normal" officeooo:rsid="006266f8" officeooo:paragraph-rsid="00098a0c" style:font-weight-asian="normal" style:font-weight-complex="normal"/>
    </style:style>
    <style:style style:name="T1" style:family="text">
      <style:text-properties officeooo:rsid="00642dc4"/>
    </style:style>
    <style:style style:name="T2" style:family="text">
      <style:text-properties officeooo:rsid="0054d40b"/>
    </style:style>
    <style:style style:name="T3" style:family="text">
      <style:text-properties officeooo:rsid="00185a25"/>
    </style:style>
    <style:style style:name="T4" style:family="text">
      <style:text-properties officeooo:rsid="00324be6"/>
    </style:style>
    <style:style style:name="T5" style:family="text">
      <style:text-properties officeooo:rsid="005cca13"/>
    </style:style>
    <style:style style:name="T6" style:family="text">
      <style:text-properties officeooo:rsid="0052a87d"/>
    </style:style>
    <style:style style:name="T7" style:family="text">
      <style:text-properties officeooo:rsid="00315c25"/>
    </style:style>
    <style:style style:name="T8" style:family="text">
      <style:text-properties officeooo:rsid="003d028a"/>
    </style:style>
    <style:style style:name="T9" style:family="text">
      <style:text-properties officeooo:rsid="006266f8"/>
    </style:style>
    <style:style style:name="T10" style:family="text">
      <style:text-properties officeooo:rsid="0062a1f0"/>
    </style:style>
    <style:style style:name="T11" style:family="text">
      <style:text-properties officeooo:rsid="00098a0c"/>
    </style:style>
    <style:style style:name="T12" style:family="text">
      <style:text-properties officeooo:rsid="000b7c61"/>
    </style:style>
    <style:style style:name="T13" style:family="text">
      <style:text-properties officeooo:rsid="000ca388"/>
    </style:style>
    <style:style style:name="T14" style:family="text">
      <style:text-properties officeooo:rsid="000d8a8d"/>
    </style:style>
    <style:style style:name="T15" style:family="text">
      <style:text-properties officeooo:rsid="00109945"/>
    </style:style>
    <style:style style:name="T16" style:family="text">
      <style:text-properties officeooo:rsid="0014b7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Wprowadzenie</text:p>
      <text:p text:style-name="P2">- <text:span text:style-name="T12">krótko o satelitach</text:span></text:p>
      <text:p text:style-name="P10">- <text:span text:style-name="T15">z</text:span>awartość pracy</text:p>
      <text:p text:style-name="P17">1. Informacje ogólne</text:p>
      <text:p text:style-name="P12">1.<text:span text:style-name="T15">1</text:span>. O<text:span text:style-name="T3">bserwacje satelitarne we współczesnym świecie</text:span></text:p>
      <text:p text:style-name="P4">- <text:span text:style-name="T15">krótko o historii</text:span></text:p>
      <text:p text:style-name="P2">- <text:span text:style-name="T4">orbita, kryteria klasyfikacji z przytoczeniem podziału orbit geocentrycznych ze względu na wysokość z naciskiem na obserwacyjne</text:span></text:p>
      <text:p text:style-name="P2">- <text:span text:style-name="T15">przykłady zastosowań – analiza danych satelitarnych</text:span></text:p>
      <text:p text:style-name="P2">- <text:span text:style-name="T3">przyszłość obserwacji satelitarnych</text:span></text:p>
      <text:p text:style-name="P11"><text:span text:style-name="T5">1.2.</text:span> <text:span text:style-name="T5">Złożoność problemów obliczeniowych (wybrane zagadnienia)</text:span></text:p>
      <text:p text:style-name="P2">- <text:span text:style-name="T6">złożoność czasowa</text:span></text:p>
      <text:p text:style-name="P2">- <text:span text:style-name="T6">notacja wielkiego O</text:span></text:p>
      <text:p text:style-name="P2">- <text:span text:style-name="T6">złożoność pamięciowa (space complexity)</text:span></text:p>
      <text:p text:style-name="P2">- <text:span text:style-name="T6">klasy złożoności problemów obliczeniowych + przykłady</text:span></text:p>
      <text:list xml:id="list2840770223" text:style-name="L1">
        <text:list-item>
          <text:p text:style-name="P18">P, NP, NPC, (EXP)</text:p>
        </text:list-item>
      </text:list>
      <text:p text:style-name="P13">1.<text:span text:style-name="T15">3</text:span>. Dysjunkcyjne programowanie logiczne</text:p>
      <text:p text:style-name="P5">- programowanie w logice</text:p>
      <text:p text:style-name="P5">- <text:span text:style-name="T8">Answer Set Programming, clingo, gringo</text:span></text:p>
      <text:p text:style-name="P5">- <text:span text:style-name="T9">zasada działania, deklaratywny model definiowania rozwiązania</text:span></text:p>
      <text:p text:style-name="P5">- <text:span text:style-name="T9">zastosowanie</text:span></text:p>
      <text:p text:style-name="P11">2. <text:span text:style-name="T2">Charakterystyka problemu</text:span></text:p>
      <text:p text:style-name="P9">- <text:span text:style-name="T13">krótko o historii problemu – harmonogramowanie na przykładzie „job shop scheduling”</text:span></text:p>
      <text:p text:style-name="P3">- <text:span text:style-name="T7">harmonogramowanie jako problem NP-trudny</text:span></text:p>
      <text:p text:style-name="P12">2.1. przegląd dotychczasowych badań</text:p>
      <text:p text:style-name="P2">- <text:span text:style-name="T5">przegląd dostępnych artykułów dot. harmonogramowania</text:span></text:p>
      <text:list xml:id="list2786422350" text:style-name="L2">
        <text:list-item>
          <text:p text:style-name="P19">heurystyki <text:span text:style-name="T14">(tabu search, sym. wyżarzanie)</text:span></text:p>
        </text:list-item>
        <text:list-item>
          <text:p text:style-name="P19">programowanie więzami</text:p>
        </text:list-item>
      </text:list>
      <text:p text:style-name="P2">- <text:span text:style-name="T9">dot. zadań awaryjnych</text:span></text:p>
      <text:p text:style-name="P15">3. Model DPL <text:span text:style-name="T9">w rozwiązywaniu harmonogramowania</text:span></text:p>
      <text:p text:style-name="P6">- <text:span text:style-name="T9">struktura i opis modelu, struktura i opis instancji problemu</text:span></text:p>
      <text:p text:style-name="P6">- <text:span text:style-name="T9">prosty generator instancji, przykłady, output</text:span></text:p>
      <text:p text:style-name="P6"><text:soft-page-break/>- <text:span text:style-name="T11">przedstawienie wyników</text:span></text:p>
      <text:p text:style-name="P6">- <text:span text:style-name="T15">wyniki przy niewielkich modyfikacjach modelu</text:span></text:p>
      <text:p text:style-name="P6">- <text:span text:style-name="T11">wstępne wnioski</text:span></text:p>
      <text:p text:style-name="P14">4. Wyniki badań</text:p>
      <text:p text:style-name="P6">- <text:span text:style-name="T9">analiza wyników</text:span></text:p>
      <text:p text:style-name="P6">- <text:span text:style-name="T11">wnioski</text:span></text:p>
      <text:p text:style-name="P1">- <text:span text:style-name="T1">graficzne przedstawienie wyników badań</text:span></text:p>
      <text:p text:style-name="P6">- <text:span text:style-name="T9">porównanie wyników w różnych warunkach</text:span></text:p>
      <text:p text:style-name="P6">- <text:span text:style-name="T10">efektywność</text:span></text:p>
      <text:p text:style-name="P14">Podsumowanie</text:p>
      <text:p text:style-name="P1">- <text:span text:style-name="T1">propozycje rozszerzenia modelu</text:span></text:p>
      <text:p text:style-name="P1"/>
      <text:p text:style-name="P1"/>
      <text:p text:style-name="P7">Pytania:</text:p>
      <text:p text:style-name="P8"><text:span text:style-name="T16">1</text:span>. Model DPL/DLP – jakiego akronimu używać?</text:p>
      <text:p text:style-name="P8">- skoro „dysjunkcyjne programowanie logiczne” - proponuję DPL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7T19:34:12.525862426</dc:date>
    <meta:editing-duration>PT1H22M3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218" meta:character-count="1617" meta:non-whitespace-character-count="1444"/>
  </office:meta>
</office:document-meta>
</file>